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922cm" fo:margin-left="0cm" fo:margin-top="0cm" fo:margin-bottom="0cm" table:align="left"/>
    </style:style>
    <style:style style:name="Table1.A" style:family="table-column">
      <style:table-column-properties style:column-width="5.186cm"/>
    </style:style>
    <style:style style:name="Table1.B" style:family="table-column">
      <style:table-column-properties style:column-width="4.7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loext:graphic-properties draw:fill="solid" draw:fill-color="#ffffff"/>
      <style:paragraph-properties fo:margin-top="0.353cm" fo:margin-bottom="0.353cm" loext:contextual-spacing="false" fo:line-height="100%" fo:background-color="#ffffff"/>
      <style:text-properties officeooo:paragraph-rsid="0026ca5b"/>
    </style:style>
    <style:style style:name="P2" style:family="paragraph" style:parent-style-name="Title">
      <loext:graphic-properties draw:fill="solid" draw:fill-color="#ffffff"/>
      <style:paragraph-properties fo:margin-top="0.353cm" fo:margin-bottom="0.353cm" loext:contextual-spacing="false" fo:line-height="100%" fo:background-color="#ffffff"/>
      <style:text-properties officeooo:paragraph-rsid="001d4fdb"/>
    </style:style>
    <style:style style:name="P3" style:family="paragraph" style:parent-style-name="Heading_20_1">
      <style:text-properties style:font-name="Times New Roman" officeooo:paragraph-rsid="001f5b24" style:font-name-asian="Times New Roman1" style:font-name-complex="Times New Roman1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f5b24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1f5b24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f5b24"/>
    </style:style>
    <style:style style:name="P7" style:family="paragraph" style:parent-style-name="Heading_20_1">
      <loext:graphic-properties draw:fill="solid" draw:fill-color="#ffffff"/>
      <style:paragraph-properties fo:margin-top="0.353cm" fo:margin-bottom="0.353cm" loext:contextual-spacing="false" fo:line-height="100%" fo:background-color="#ffffff"/>
      <style:text-properties style:font-name="Times New Roman" fo:font-size="14pt" officeooo:rsid="001d4fdb" officeooo:paragraph-rsid="001d4fdb" style:font-name-asian="Times New Roman1" style:font-size-asian="14pt" style:font-name-complex="Times New Roman1" style:font-size-complex="14pt"/>
    </style:style>
    <style:style style:name="P8" style:family="paragraph" style:parent-style-name="Heading_20_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style:font-name="Times New Roman" fo:font-size="14pt" officeooo:rsid="001d4fdb" officeooo:paragraph-rsid="001d4fdb" style:font-name-asian="Times New Roman1" style:font-size-asian="14pt" style:font-name-complex="Times New Roman1" style:font-size-complex="14pt"/>
    </style:style>
    <style:style style:name="P9" style:family="paragraph" style:parent-style-name="Standard">
      <loext:graphic-properties draw:fill="solid" draw:fill-color="#ffffff"/>
      <style:paragraph-properties fo:margin-top="0.353cm" fo:margin-bottom="0.353cm" loext:contextual-spacing="false" fo:line-height="100%" fo:background-color="#ffffff"/>
      <style:text-properties style:font-name="Times New Roman" fo:font-size="22pt" officeooo:rsid="001d4fdb" officeooo:paragraph-rsid="001d4fdb" style:font-name-asian="Times New Roman1" style:font-size-asian="22pt" style:font-name-complex="Times New Roman1" style:font-size-complex="22pt"/>
    </style:style>
    <style:style style:name="P10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style:font-name="Times New Roman" fo:font-size="14pt" officeooo:rsid="001d5bdc" officeooo:paragraph-rsid="002672b9" style:font-name-asian="Times New Roman1" style:font-size-asian="14pt" style:font-name-complex="Times New Roman1" style:font-size-complex="14pt"/>
    </style:style>
    <style:style style:name="P11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style:font-name="Times New Roman" fo:font-size="14pt" officeooo:rsid="001d5bdc" officeooo:paragraph-rsid="001d5bdc" style:font-name-asian="Times New Roman1" style:font-size-asian="14pt" style:font-name-complex="Times New Roman1" style:font-size-complex="14pt"/>
    </style:style>
    <style:style style:name="P12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style:font-name="Times New Roman" fo:font-size="14pt" officeooo:rsid="001ebc07" officeooo:paragraph-rsid="001ebc07" style:font-name-asian="Times New Roman1" style:font-size-asian="14pt" style:font-name-complex="Times New Roman1" style:font-size-complex="14pt"/>
    </style:style>
    <style:style style:name="P13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style:font-name="Times New Roman" fo:font-size="14pt" officeooo:rsid="001ebc07" officeooo:paragraph-rsid="002a54a9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="solid" draw:fill-color="#ffffff"/>
      <style:paragraph-properties fo:margin-top="0.353cm" fo:margin-bottom="0.353cm" loext:contextual-spacing="false" fo:line-height="100%" fo:background-color="#ffffff"/>
      <style:text-properties style:font-name="Times New Roman" fo:font-size="14pt" officeooo:rsid="001ebc07" officeooo:paragraph-rsid="001ebc07" style:font-name-asian="Times New Roman1" style:font-size-asian="14pt" style:font-name-complex="Times New Roman1" style:font-size-complex="14pt"/>
    </style:style>
    <style:style style:name="P15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style:font-name="Times New Roman" fo:font-size="14pt" officeooo:rsid="00248558" officeooo:paragraph-rsid="0025ec07" style:font-name-asian="Times New Roman1" style:font-size-asian="14pt" style:font-name-complex="Times New Roman1" style:font-size-complex="14pt"/>
    </style:style>
    <style:style style:name="P16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style:font-name="Times New Roman" fo:font-size="14pt" officeooo:rsid="00248558" officeooo:paragraph-rsid="00248558" style:font-name-asian="Times New Roman1" style:font-size-asian="14pt" style:font-name-complex="Times New Roman1" style:font-size-complex="14pt"/>
    </style:style>
    <style:style style:name="P17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style:font-name="Times New Roman" fo:font-size="14pt" officeooo:rsid="002a54a9" officeooo:paragraph-rsid="002a54a9" style:font-name-asian="Times New Roman1" style:font-size-asian="14pt" style:font-name-complex="Times New Roman1" style:font-size-complex="14pt"/>
    </style:style>
    <style:style style:name="P18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officeooo:paragraph-rsid="001d4fdb"/>
    </style:style>
    <style:style style:name="P19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officeooo:paragraph-rsid="002672b9"/>
    </style:style>
    <style:style style:name="P20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officeooo:paragraph-rsid="001d5bdc"/>
    </style:style>
    <style:style style:name="P21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officeooo:paragraph-rsid="0022fb33"/>
    </style:style>
    <style:style style:name="P22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fo:font-size="14pt" officeooo:paragraph-rsid="0028b1f1" style:font-size-asian="14pt" style:font-size-complex="14pt"/>
    </style:style>
    <style:style style:name="P23" style:family="paragraph" style:parent-style-name="Standard">
      <loext:graphic-properties draw:fill="solid" draw:fill-color="#ffffff"/>
      <style:paragraph-properties fo:margin-top="0.353cm" fo:margin-bottom="0.353cm" loext:contextual-spacing="false" fo:line-height="100%" fo:background-color="#ffffff"/>
      <style:text-properties fo:font-size="14pt" officeooo:paragraph-rsid="002a54a9" style:font-size-asian="14pt" style:font-size-complex="14pt"/>
    </style:style>
    <style:style style:name="P24" style:family="paragraph" style:parent-style-name="Standard" style:list-style-name="L1">
      <loext:graphic-properties draw:fill="solid" draw:fill-color="#ffffff"/>
      <style:paragraph-properties fo:margin-top="0.353cm" fo:margin-bottom="0.353cm" loext:contextual-spacing="false" style:line-height-at-least="0.101cm" fo:background-color="#ffffff"/>
      <style:text-properties officeooo:rsid="002a54a9" officeooo:paragraph-rsid="002a54a9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.353cm" fo:margin-bottom="0.353cm" loext:contextual-spacing="false" fo:line-height="100%" fo:text-indent="0cm" style:auto-text-indent="false" fo:background-color="#ffffff"/>
      <style:text-properties style:font-name="Times New Roman" fo:font-size="14pt" officeooo:rsid="001ebc07" officeooo:paragraph-rsid="001f5b24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26pt" style:font-name-asian="Times New Roman1" style:font-size-asian="26pt" style:font-name-complex="Times New Roman1" style:font-size-complex="26pt"/>
    </style:style>
    <style:style style:name="T3" style:family="text">
      <style:text-properties style:font-name="Times New Roman" fo:font-size="26pt" officeooo:rsid="002a54a9" style:font-name-asian="Times New Roman1" style:font-size-asian="26pt" style:font-name-complex="Times New Roman1" style:font-size-complex="26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d4fdb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d5bdc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2fb33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48558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ebc07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2a54a9" style:font-name-asian="Times New Roman1" style:font-size-asian="14pt" style:font-name-complex="Times New Roman1" style:font-size-complex="14pt"/>
    </style:style>
    <style:style style:name="T11" style:family="text">
      <style:text-properties officeooo:rsid="001f5b24"/>
    </style:style>
    <style:style style:name="T12" style:family="text">
      <style:text-properties officeooo:rsid="0020f9e5"/>
    </style:style>
    <style:style style:name="T13" style:family="text">
      <style:text-properties officeooo:rsid="002a54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пецификация проекта “</text:span><text:span text:style-name="T2">TaskM</text:span><text:span text:style-name="T3">aster</text:span><text:span text:style-name="T2">“</text:span></text:p>
      <text:p text:style-name="P9">Цель</text:p>
      <text:p text:style-name="P1"><text:span text:style-name="T5">Разработка информационной системы для создания и хранения зада</text:span><text:span text:style-name="T7">ч</text:span><text:span text:style-name="T5"> с учетом их </text:span><text:span text:style-name="T7">состояния</text:span><text:span text:style-name="T5"> и срока выполнения, а также возможностью назначать исполнителя; </text:span><text:span text:style-name="T8">создания проектов</text:span><text:span text:style-name="T5">; перемещени</text:span><text:span text:style-name="T10">я </text:span><text:span text:style-name="T5">зада</text:span><text:span text:style-name="T7">ч </text:span><text:span text:style-name="T5">по стадиям выполнения.</text:span></text:p>
      <text:p text:style-name="P7">Описание</text:p>
      <text:p text:style-name="P23"><text:span text:style-name="T13">TaskMaster - </text:span>это инструмент, который позволяет пользователю создавать проекты, списки задач с учетом их исполнителя, стадии, срока выполнения, с возможностью перемещения карточек с заданиями по стадиям выполнения.</text:p>
      <text:p text:style-name="P8">Функциональные возможности</text:p>
      <text:list xml:id="list75656357" text:style-name="L1">
        <text:list-item>
          <text:p text:style-name="P18"><text:span text:style-name="T6">Учет</text:span><text:span text:style-name="T5"> </text:span><text:span text:style-name="T6">проектов</text:span></text:p>
          <text:list>
            <text:list-item>
              <text:p text:style-name="P19"><text:span text:style-name="T5">С</text:span><text:span text:style-name="T6">оздание проекта</text:span></text:p>
            </text:list-item>
            <text:list-item>
              <text:p text:style-name="P24"><text:span text:style-name="T6">П</text:span><text:span text:style-name="T4">росмотр проекта</text:span></text:p>
            </text:list-item>
            <text:list-item>
              <text:p text:style-name="P10">Редактирование проекта</text:p>
            </text:list-item>
            <text:list-item>
              <text:p text:style-name="P10">Удаление проекта</text:p>
            </text:list-item>
          </text:list>
        </text:list-item>
        <text:list-item>
          <text:p text:style-name="P11">Учет задач</text:p>
          <text:list>
            <text:list-item>
              <text:p text:style-name="P22">Создание карточки с задачей </text:p>
            </text:list-item>
            <text:list-item>
              <text:p text:style-name="P11">Редактирование карточки с задачей</text:p>
            </text:list-item>
            <text:list-item>
              <text:p text:style-name="P20"><text:span text:style-name="T6">Удаление карточки с зада</text:span><text:span text:style-name="T9">чей</text:span></text:p>
            </text:list-item>
          </text:list>
        </text:list-item>
        <text:list-item>
          <text:p text:style-name="P21"><text:span text:style-name="T7">Учет </text:span><text:span text:style-name="T10">сотрудников</text:span></text:p>
          <text:list>
            <text:list-item>
              <text:p text:style-name="P13"><text:s/>Создание <text:span text:style-name="T13">сотрудника</text:span></text:p>
            </text:list-item>
            <text:list-item>
              <text:p text:style-name="P17">Просмотр сотрудника</text:p>
            </text:list-item>
            <text:list-item>
              <text:p text:style-name="P13"><text:soft-page-break/>Редактирование <text:span text:style-name="T13">сотрудника</text:span></text:p>
            </text:list-item>
            <text:list-item>
              <text:p text:style-name="P13">Удаление <text:span text:style-name="T13">сотрудника</text:span></text:p>
            </text:list-item>
          </text:list>
        </text:list-item>
        <text:list-item>
          <text:p text:style-name="P12">Логика состояния карточки с задачей</text:p>
          <text:list>
            <text:list-item>
              <text:p text:style-name="P15">Автоматическая установка статуса «Новая» для задачи при ее создании.</text:p>
            </text:list-item>
            <text:list-item>
              <text:p text:style-name="P16">Автоматическая установка статуса «Назначена» для новой задачи при назначении исполнителя.</text:p>
            </text:list-item>
            <text:list-item>
              <text:p text:style-name="P15">Установка пользователем статуса «В работе» (с указанием планового времени выполнения задачи), «Пауза», «Согласование», «Решена» (с указанием фактического времени выполнения задачи)</text:p>
            </text:list-item>
          </text:list>
        </text:list-item>
        <text:list-item>
          <text:p text:style-name="P12">Авторизация</text:p>
        </text:list-item>
      </text:list>
      <text:p text:style-name="P3">Используемые технологии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Технология</text:p>
          </table:table-cell>
          <table:table-cell table:style-name="Table1.A1" office:value-type="string">
            <text:p text:style-name="P5">Версия</text:p>
          </table:table-cell>
        </table:table-row>
        <table:table-row table:style-name="Table1.1">
          <table:table-cell table:style-name="Table1.A1" office:value-type="string">
            <text:p text:style-name="P6">go</text:p>
          </table:table-cell>
          <table:table-cell table:style-name="Table1.A1" office:value-type="string">
            <text:p text:style-name="P6">1.1<text:span text:style-name="T11">3</text:span>.<text:span text:style-name="T11">8</text:span></text:p>
          </table:table-cell>
        </table:table-row>
        <table:table-row table:style-name="Table1.1">
          <table:table-cell table:style-name="Table1.A1" office:value-type="string">
            <text:p text:style-name="P6">revel</text:p>
          </table:table-cell>
          <table:table-cell table:style-name="Table1.A1" office:value-type="string">
            <text:p text:style-name="P6">1.0.0</text:p>
          </table:table-cell>
        </table:table-row>
        <table:table-row table:style-name="Table1.1">
          <table:table-cell table:style-name="Table1.A1" office:value-type="string">
            <text:p text:style-name="P6">PostgreSQL</text:p>
          </table:table-cell>
          <table:table-cell table:style-name="Table1.A1" office:value-type="string">
            <text:p text:style-name="P6">1<text:span text:style-name="T12">3</text:span>.<text:span text:style-name="T12">2</text:span></text:p>
          </table:table-cell>
        </table:table-row>
        <table:table-row table:style-name="Table1.1">
          <table:table-cell table:style-name="Table1.A1" office:value-type="string">
            <text:p text:style-name="P6">Webix</text:p>
          </table:table-cell>
          <table:table-cell table:style-name="Table1.A1" office:value-type="string">
            <text:p text:style-name="P6">5.3.0</text:p>
          </table:table-cell>
        </table:table-row>
      </table:table>
      <text:p text:style-name="P2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08:31:01.117876736</meta:creation-date>
    <dc:date>2021-07-14T10:29:02.902041512</dc:date>
    <meta:editing-duration>PT52M7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2" meta:paragraph-count="36" meta:word-count="171" meta:character-count="1289" meta:non-whitespace-character-count="1171"/>
  </office:meta>
</office:document-meta>
</file>